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658" officeooo:paragraph-rsid="0017c658"/>
    </style:style>
    <style:style style:name="P2" style:family="paragraph" style:parent-style-name="Standard">
      <style:text-properties officeooo:rsid="0017c658" officeooo:paragraph-rsid="0017c658"/>
    </style:style>
    <style:style style:name="P3" style:family="paragraph" style:parent-style-name="Standard">
      <style:paragraph-properties fo:text-align="center" style:justify-single-word="false"/>
      <style:text-properties officeooo:rsid="001d625b" officeooo:paragraph-rsid="001d625b"/>
    </style:style>
    <style:style style:name="P4" style:family="paragraph">
      <style:paragraph-properties style:writing-mode="lr-tb"/>
    </style:style>
    <style:style style:name="P5" style:family="paragraph">
      <loext:graphic-properties draw:fill-color="#708090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708090"/>
      <style:paragraph-properties fo:text-align="center" style:writing-mode="lr-tb"/>
    </style:style>
    <style:style style:name="T1" style:family="text">
      <style:text-properties officeooo:rsid="0019f6e7"/>
    </style:style>
    <style:style style:name="T2" style:family="text">
      <style:text-properties officeooo:rsid="001d625b"/>
    </style:style>
    <style:style style:name="gr1" style:family="graphic">
      <style:graphic-properties draw:textarea-horizontal-align="justify" draw:textarea-vertical-align="middle" draw:auto-grow-height="false" fo:min-height="0.4717in" fo:min-width="0.0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708090" draw:textarea-horizontal-align="justify" draw:textarea-vertical-align="middle" draw:auto-grow-height="false" fo:min-height="1.0673in" fo:min-width="1.8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8in" fo:min-width="0.0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965in" fo:min-width="0.0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4098in" fo:min-width="0.0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708090" draw:textarea-horizontal-align="justify" draw:textarea-vertical-align="middle" draw:auto-grow-height="false" fo:min-height="0.4709in" fo:min-width="2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708090" draw:textarea-horizontal-align="justify" draw:textarea-vertical-align="middle" draw:auto-grow-height="false" fo:min-height="0.5984in" fo:min-width="5.8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708090" draw:textarea-horizontal-align="justify" draw:textarea-vertical-align="middle" draw:auto-grow-height="false" fo:min-height="1.0335in" fo:min-width="5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708090" draw:textarea-horizontal-align="justify" draw:textarea-vertical-align="middle" draw:auto-grow-height="false" fo:min-height="1.0335in" fo:min-width="1.8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708090" draw:textarea-horizontal-align="justify" draw:textarea-vertical-align="middle" draw:auto-grow-height="false" fo:min-height="1.0244in" fo:min-width="1.8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_0" draw:style-name="gr10" draw:text-style-name="P5" svg:width="1.8142in" svg:height="1.0248in" svg:x="3.1555in" svg:y="0.1437in"><text:p text:style-name="P4">UI/UX <text:s/>‘Additions’</text:p><text:p text:style-name="P4">7 Days</text:p><text:p text:style-name="P4">Deadline:20-10</text:p><draw:enhanced-geometry svg:viewBox="0 0 21600 21600" draw:type="rectangle" draw:enhanced-path="M 0 0 L 21600 0 21600 21600 0 21600 0 0 Z N"/></draw:custom-shape><draw:custom-shape text:anchor-type="paragraph" draw:z-index="2" draw:name="Shape1_1" draw:style-name="gr9" draw:text-style-name="P5" svg:width="1.8142in" svg:height="1.0335in" svg:x="0.6728in" svg:y="1.6543in"><text:p text:style-name="P4">Database Testing</text:p><text:p text:style-name="P4">1 Days</text:p><text:p text:style-name="P4">Deadline:16-10</text:p><draw:enhanced-geometry svg:viewBox="0 0 21600 21600" draw:type="rectangle" draw:enhanced-path="M 0 0 L 21600 0 21600 21600 0 21600 0 0 Z N"/></draw:custom-shape><draw:custom-shape text:anchor-type="paragraph" draw:z-index="0" draw:name="Shape1" draw:style-name="gr9" draw:text-style-name="P5" svg:width="1.8142in" svg:height="1.0335in" svg:x="0.6646in" svg:y="0.1528in"><text:p text:style-name="P4">Database ‘Additions’</text:p><text:p text:style-name="P4">2 Days</text:p><text:p text:style-name="P4">Deadline:15-10</text:p><draw:enhanced-geometry svg:viewBox="0 0 21600 21600" draw:type="rectangle" draw:enhanced-path="M 0 0 L 21600 0 21600 21600 0 21600 0 0 Z N"/></draw:custom-shape><draw:custom-shape text:anchor-type="paragraph" draw:z-index="5" draw:name="Shape1_4" draw:style-name="gr6" draw:text-style-name="P7" svg:width="2.265in" svg:height="0.4713in" svg:x="2.3138in" svg:y="-0.6563in"><text:p text:style-name="P6">Project Network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P1">1- <text:s text:c="66"/><text:span text:style-name="T2">1-</text:span></text:p>
      <text:p text:style-name="P1"/>
      <text:p text:style-name="P1"/>
      <text:p text:style-name="P1"><draw:custom-shape text:anchor-type="paragraph" draw:z-index="6" draw:name="Shape5" draw:style-name="gr5" svg:width="0.0524in" svg:height="0.4685in" svg:x="1.5465in" svg:y="0.0362in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2" draw:style-name="gr3" svg:width="0.087in" svg:height="2.0571in" svg:x="4.0319in" svg:y="0.018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0" draw:name="Shape1_5" draw:style-name="gr2" draw:text-style-name="P5" svg:width="1.8142in" svg:height="1.0677in" svg:x="4.4146in" svg:y="0.0083in"><text:p text:style-name="P4">Database Testing</text:p><text:p text:style-name="P4">1 Days</text:p><text:p text:style-name="P4">Deadline:16-10</text:p><draw:enhanced-geometry svg:viewBox="0 0 21600 21600" draw:type="rectangle" draw:enhanced-path="M 0 0 L 21600 0 21600 21600 0 21600 0 0 Z N"/></draw:custom-shape></text:p>
      <text:p text:style-name="P1"/>
      <text:p text:style-name="P1">2- <text:s text:c="97"/><text:span text:style-name="T2">2-</text:span></text:p>
      <text:p text:style-name="P1"/>
      <text:p text:style-name="P1"/>
      <text:p text:style-name="P1"><draw:custom-shape text:anchor-type="paragraph" draw:z-index="11" draw:name="Shape5_2" draw:style-name="gr1" svg:width="0.0524in" svg:height="0.5386in" svg:x="5.2882in" svg:y="0.1173in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7" draw:name="Shape5_0" draw:style-name="gr5" svg:width="0.0524in" svg:height="0.4685in" svg:x="1.5465in" svg:y="0.0043in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3" draw:name="Shape1_2" draw:style-name="gr8" draw:text-style-name="P7" svg:width="5.8425in" svg:height="1.0335in" svg:x="0.8465in" svg:y="0.1583in"><text:p text:style-name="P6">Front end Work after DB</text:p><text:p text:style-name="P6">10 Days<text:line-break/>Deadline:26-10<text:line-break/></text:p><draw:enhanced-geometry svg:viewBox="0 0 21600 21600" draw:type="rectangle" draw:enhanced-path="M 0 0 L 21600 0 21600 21600 0 21600 0 0 Z N"/></draw:custom-shape></text:p>
      <text:p text:style-name="P1"/>
      <text:p text:style-name="P1">3-</text:p>
      <text:p text:style-name="P1"/>
      <text:p text:style-name="P1"/>
      <text:p text:style-name="P1"/>
      <text:p text:style-name="P1"><draw:custom-shape text:anchor-type="paragraph" draw:z-index="8" draw:name="Shape5_1" draw:style-name="gr4" svg:width="0.0524in" svg:height="0.3394in" svg:x="3.6134in" svg:y="0.0417in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4" draw:name="Shape1_3" draw:style-name="gr7" draw:text-style-name="P7" svg:width="5.8594in" svg:height="0.5988in" svg:x="0.8555in" svg:y="0.0492in"><text:p text:style-name="P6">Testing-2Days-Deadline:29-10</text:p><draw:enhanced-geometry svg:viewBox="0 0 21600 21600" draw:type="rectangle" draw:enhanced-path="M 0 0 L 21600 0 21600 21600 0 21600 0 0 Z N"/></draw:custom-shape></text:p>
      <text:p text:style-name="P1">4-</text:p>
      <text:p text:style-name="P1"/>
      <text:p text:style-name="P1"/>
      <text:p text:style-name="P1"/>
      <text:p text:style-name="P1"/>
      <text:p text:style-name="P1"/>
      <text:p text:style-name="P3">Created by Sallam Rady – 12 October 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5:48:12.011796817</meta:creation-date>
    <dc:date>2021-10-12T17:13:06.375936062</dc:date>
    <meta:editing-duration>PT13M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3" meta:character-count="217" meta:non-whitespace-character-count="45"/>
  </office:meta>
</office:document-meta>
</file>